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cdcf" officeooo:paragraph-rsid="001acdcf"/>
    </style:style>
    <style:style style:name="P2" style:family="paragraph" style:parent-style-name="Standard">
      <style:text-properties officeooo:paragraph-rsid="001acdcf"/>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acdcf" officeooo:paragraph-rsid="001acdcf" style:font-weight-asian="bold" style:font-weight-complex="bold"/>
    </style:style>
    <style:style style:name="P5" style:family="paragraph" style:parent-style-name="Standard">
      <style:text-properties fo:font-weight="bold" officeooo:rsid="001ad7fe" officeooo:paragraph-rsid="001ad7fe" style:font-weight-asian="bold" style:font-weight-complex="bold"/>
    </style:style>
    <style:style style:name="P6" style:family="paragraph" style:parent-style-name="Standard">
      <style:text-properties officeooo:paragraph-rsid="001ad7fe"/>
    </style:style>
    <style:style style:name="T1" style:family="text">
      <style:text-properties fo:font-style="italic"/>
    </style:style>
    <style:style style:name="T2" style:family="text">
      <style:text-properties fo:font-style="italic" fo:font-weight="normal" officeooo:rsid="001ad7fe" style:font-style-asian="italic" style:font-weight-asian="normal" style:font-style-complex="italic" style:font-weight-complex="normal"/>
    </style:style>
    <style:style style:name="T3" style:family="text">
      <style:text-properties fo:font-style="italic" fo:font-weight="normal" officeooo:rsid="001ad7fe" style:font-style-asian="italic" style:font-weight-asian="normal" style:font-style-complex="italic" style:font-weight-complex="normal" loext:padding="0.0201in" loext:border="0.06pt solid #000000" loext:shadow="none"/>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loext:padding="0.0201in" loext:border="0.06pt solid #000000" loext:shadow="none"/>
    </style:style>
    <style:style style:name="T6" style:family="text">
      <style:text-properties officeooo:rsid="001acdcf"/>
    </style:style>
    <style:style style:name="T7" style:family="text">
      <style:text-properties fo:font-weight="bold" officeooo:rsid="001acdcf" style:font-weight-asian="bold" style:font-weight-complex="bold"/>
    </style:style>
    <style:style style:name="T8" style:family="text">
      <style:text-properties fo:font-weight="normal" officeooo:rsid="001acdcf" style:font-weight-asian="normal" style:font-weight-complex="normal"/>
    </style:style>
    <style:style style:name="T9" style:family="text">
      <style:text-properties fo:font-weight="normal" officeooo:rsid="001acdcf" style:font-weight-asian="normal" style:font-weight-complex="normal" loext:padding="0.0201in" loext:border="0.06pt solid #000000" loext:shadow="none"/>
    </style:style>
    <style:style style:name="T10" style:family="text">
      <style:text-properties loext:padding="0.0201in" loext:border="0.06pt solid #000000" loext: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upolybothrus cavernicolus</text:span> Komerički &amp; Stoev sp. n. (Chilopoda: Lithobiomorpha: Lithobiidae): the first eukaryotic species description combining transcriptomic, DNA barcoding and micro-CT imaging data <text:span text:style-name="T6">(Research Paper)</text:span></text:p>
      <text:p text:style-name="P3"/>
      <text:p text:style-name="P2"><text:span text:style-name="T7">ID:</text:span><text:span text:style-name="T6"> </text:span><text:a xlink:type="simple" xlink:href="http://graph.openbiodiv.net:7777/resource?uri=http%3A%2F%2Fopenbiodiv.net%2F23d940d4-9ca2-4c2e-baa7-83ee8136a2a9" text:style-name="Internet_20_link" text:visited-style-name="Visited_20_Internet_20_Link">:23d940d4-9ca2-4c2e-baa7-83ee8136a2a9</text:a></text:p>
      <text:p text:style-name="P2"/>
      <text:p text:style-name="P1">Alternative Interpretation</text:p>
      <text:p text:style-name="P1"/>
      <text:p text:style-name="P4">References</text:p>
      <text:p text:style-name="P4"/>
      <text:p text:style-name="P2"><text:span text:style-name="T8">Stoev, Pavel and Komerički, Ana and Akkari, Nesrine and Liu, Shanlin and Zhou, Xin and Weigand, Alexander M. and Hostens, Jeroen and Hunter, Christopher I. and Edmunds, Scott C. and Porco, David and Zapparoli, Marzio and Georgiev, Teodor and Mietchen, Daniel and Roberts, David and Faulwetter, Sarah and Smith, Vincent and Smith, Vincent S and Smith, Vincent Stuart and Penev, Lyubomir. </text:span>2013. Pensoft Publishers. 10.3897/BDJ.1.e1013</text:p>
      <text:p text:style-name="P2"/>
      <text:p text:style-name="P4">Authors</text:p>
      <text:p text:style-name="P4"/>
      <text:p text:style-name="P2"><text:span text:style-name="T9">Pavel Stoev</text:span><text:span text:style-name="T8"><text:tab/></text:span><text:span text:style-name="T10">Ana Komerički</text:span><text:tab/>…</text:p>
      <text:p text:style-name="P2"/>
      <text:p text:style-name="P5">Taxa</text:p>
      <text:p text:style-name="P5"/>
      <text:p text:style-name="P6"><text:span text:style-name="T3">Trigonopterus</text:span><text:span text:style-name="T2"><text:tab/><text:tab/></text:span><text:span text:style-name="T5">Eupolybothrus cavernicolus</text:span><text:span text:style-name="T4"><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1:41:09.522652705</meta:creation-date>
    <dc:date>2018-02-22T11:57:00.624898223</dc:date>
    <meta:editing-duration>PT5M10S</meta:editing-duration>
    <meta:editing-cycles>1</meta:editing-cycles>
    <meta:document-statistic meta:table-count="0" meta:image-count="0" meta:object-count="0" meta:page-count="1" meta:paragraph-count="9" meta:word-count="106" meta:character-count="809" meta:non-whitespace-character-count="710"/>
    <meta:generator>LibreOffice/5.1.6.2$Linux_X86_64 LibreOffice_project/10m0$Build-2</meta:generator>
  </office:meta>
</office:document-meta>
</file>